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ition d'équipements</text:p>
      <text:p text:style-name="Standard"/>
      <text:p text:style-name="Standard">Mêlé quieter 4c consommation 6w à comparer à un PC fixe standard <text:s/>&lt;&lt; 100W</text:p>
      <text:p text:style-name="Standard">Avantage : </text:p>
      <text:list xml:id="list7931157328745187017" text:style-name="L1">
        <text:list-item>
          <text:p text:style-name="P3">faible consomation</text:p>
        </text:list-item>
        <text:list-item>
          <text:p text:style-name="P3">wake on lan (démarrage à partir d'une commande réseau)</text:p>
        </text:list-item>
        <text:list-item>
          <text:p text:style-name="P4">PXE boot (boot réseau &amp; installation os à partir d'un serveur)</text:p>
        </text:list-item>
      </text:list>
      <text:p text:style-name="Standard"/>
      <text:p text:style-name="Standard">PC portables --&gt; Framework</text:p>
      <text:p text:style-name="Standard"/>
      <text:p text:style-name="Standard">téléphone portable --&gt; Fairphone 5</text:p>
      <text:p text:style-name="Standard"/>
      <text:p text:style-name="Standard"/>
      <text:p text:style-name="Standard">écran à encre électronique --&gt; ergonomie / fatigue oculaire / consommation electrique faible // Paperless (plus besoin de papier)</text:p>
      <text:list xml:id="list956624072369114950" text:style-name="L2">
        <text:list-item>
          <text:p text:style-name="P5">écran mira / mira pro</text:p>
        </text:list-item>
        <text:list-item>
          <text:p text:style-name="P5">écran RLCD</text:p>
        </text:list-item>
        <text:list-item>
          <text:p text:style-name="P5">Tablettes boox ultra tab C (Paperless)</text:p>
        </text:list-item>
      </text:list>
      <text:p text:style-name="Standard"/>
      <text:p text:style-name="Standard"/>
      <text:p text:style-name="Standard"/>
      <text:p text:style-name="Standard">en fonction des besoins définis voir profils</text:p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FAIBLE</text:p>
          </table:table-cell>
          <table:table-cell table:style-name="Tableau1.A1" office:value-type="string">
            <text:p text:style-name="P2">MOYEN</text:p>
          </table:table-cell>
          <table:table-cell table:style-name="Tableau1.D1" office:value-type="string">
            <text:p text:style-name="P2">FORT</text:p>
          </table:table-cell>
        </table:table-row>
        <table:table-row>
          <table:table-cell table:style-name="Tableau1.A2" office:value-type="string">
            <text:p text:style-name="P2">PC FIXE</text:p>
          </table:table-cell>
          <table:table-cell table:style-name="Tableau1.A2" office:value-type="string">
            <text:p text:style-name="P2">Mini pc </text:p>
            <text:p text:style-name="P2">Mêlé quieter 4c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PORTABLE</text:p>
          </table:table-cell>
          <table:table-cell table:style-name="Tableau1.A2" office:value-type="string">
            <text:p text:style-name="P2">Framework 13"</text:p>
          </table:table-cell>
          <table:table-cell table:style-name="Tableau1.A2" office:value-type="string">
            <text:p text:style-name="P2">Framework 16"</text:p>
          </table:table-cell>
          <table:table-cell table:style-name="Tableau1.D2" office:value-type="string">
            <text:p text:style-name="P2">Framework 16" + carte graphique</text:p>
          </table:table-cell>
        </table:table-row>
      </table:table>
      <text:p text:style-name="Standard"/>
      <text:p text:style-name="Standard"/>
      <text:p text:style-name="Standard"/>
      <text:p text:style-name="Standard">Suite à l'intervention de l'association Latitudes <text:a xlink:type="simple" xlink:href="https://www.latitudes.cc/" text:style-name="Internet_20_link" text:visited-style-name="Visited_20_Internet_20_Link">https://www.latitudes.cc/</text:a></text:p>
      <text:p text:style-name="Standard">nous avons décider de mettre en place plusieurs points</text:p>
      <text:p text:style-name="Standard"/>
      <text:list xml:id="list5471700938316310285" text:style-name="L3">
        <text:list-item>
          <text:p text:style-name="P6">green IT</text:p>
        </text:list-item>
      </text:list>
      <text:list xml:id="list6752938412315073983" text:style-name="L4">
        <text:list-item>
          <text:list>
            <text:list-item>
              <text:p text:style-name="P7">consommation electrique</text:p>
            </text:list-item>
          </text:list>
        </text:list-item>
      </text:list>
      <text:list xml:id="list8529812896886881075" text:style-name="L5">
        <text:list-item>
          <text:list>
            <text:list-item>
              <text:p text:style-name="P8">sourcage produit / empreinte écologique</text:p>
            </text:list-item>
          </text:list>
        </text:list-item>
      </text:list>
      <text:list xml:id="list391242545061009323" text:style-name="L6">
        <text:list-item>
          <text:list>
            <text:list-item>
              <text:p text:style-name="P9">paperless</text:p>
            </text:list-item>
          </text:list>
        </text:list-item>
      </text:list>
      <text:p text:style-name="Standard"/>
      <text:list xml:id="list2785307302747219438" text:style-name="L7">
        <text:list-item>
          <text:p text:style-name="P10">IoT internet of things </text:p>
        </text:list-item>
      </text:list>
      <text:list xml:id="list950936527531496820" text:style-name="L8">
        <text:list-item>
          <text:p text:style-name="P11">carte NFC identification + personnalisation poste</text:p>
        </text:list-item>
        <text:list-item>
          <text:p text:style-name="P11">Luminosité, chauffage personnel (infrarouge)</text:p>
        </text:list-item>
        <text:list-item>
          <text:p text:style-name="P11"/>
        </text:list-item>
      </text:list>
      <text:p text:style-name="Standard"/>
      <text:list xml:id="list623975499107472158" text:style-name="L9">
        <text:list-item>
          <text:p text:style-name="P12">Ergonomie connecté à l'IoT en relation avec RH pour responsable HSE </text:p>
        </text:list-item>
      </text:list>
      <text:list xml:id="list2644196918522596275" text:style-name="L10">
        <text:list-item>
          <text:p text:style-name="P13"/>
        </text:list-item>
        <text:list-item>
          <text:p text:style-name="P13">station assis debout</text:p>
        </text:list-item>
        <text:list-item>
          <text:p text:style-name="P13">ecran secondaire avec bras articulé (voir écran à encre electronique)</text:p>
        </text:list-item>
        <text:list-item>
          <text:p text:style-name="P13">TMS (trouble Musculo Squeletique)</text:p>
        </text:list-item>
        <text:list-item>
          <text:p text:style-name="P13"><text:soft-page-break/></text:p>
        </text:list-item>
      </text:list>
      <text:p text:style-name="Standard"/>
      <text:p text:style-name="Standard"/>
      <text:p text:style-name="P1">Intérêt pour l'entreprise </text:p>
      <text:p text:style-name="Standard">ergonomie, confort permet la retension de personnel et de baisser le turn-over</text:p>
      <text:p text:style-name="Standard">taux d'abscence en baisse si comfort et ergonomie améliorée</text:p>
      <text:p text:style-name="Standard">coût en énergie </text:p>
      <text:p text:style-name="Standard"/>
      <text:p text:style-name="Standard"/>
      <text:p text:style-name="Standard">estimation coût en energie moyen des PC pour l'entreprise hors action green IT &gt;10000 €</text:p>
      <text:p text:style-name="Standard">consommation :</text:p>
      <text:list xml:id="list6063968190051004466" text:style-name="L11">
        <text:list-item>
          <text:p text:style-name="P14">pc fixe standard en moyenne 200 Wh --&gt; 600 Kwh à l'année = 160€/an/PC</text:p>
        </text:list-item>
        <text:list-item>
          <text:p text:style-name="P14">pc portable 20 à 80 wh --&gt; 16 à 64 € /an/PC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M56S</meta:editing-duration>
    <meta:editing-cycles>19</meta:editing-cycles>
    <meta:generator>OpenOffice/4.1.8$Win32 OpenOffice.org_project/418m3$Build-9803</meta:generator>
    <dc:date>2024-02-09T13:57:28</dc:date>
    <dc:creator>Thierry Corlieto</dc:creator>
    <meta:document-statistic meta:table-count="1" meta:image-count="0" meta:object-count="0" meta:page-count="2" meta:paragraph-count="44" meta:word-count="270" meta:character-count="1580"/>
    <meta:user-defined meta:name="Info 1"/>
    <meta:user-defined meta:name="Info 2"/>
    <meta:user-defined meta:name="Info 3"/>
    <meta:user-defined meta:name="Info 4"/>
  </office:meta>
</office:document-meta>
</file>